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8E400000BFEDBAF33F6.svm"/>
  <manifest:file-entry manifest:media-type="" manifest:full-path="Pictures/2000000700000895000014FC7CA77B80.svm"/>
  <manifest:file-entry manifest:media-type="" manifest:full-path="Pictures/2000000700001F3700000F4D0621B2C8.svm"/>
  <manifest:file-entry manifest:media-type="" manifest:full-path="Pictures/20000007000008110000161F661AB0F7.svm"/>
  <manifest:file-entry manifest:media-type="" manifest:full-path="Pictures/2000000700001DC500000D71505C6445.svm"/>
  <manifest:file-entry manifest:media-type="" manifest:full-path="Pictures/2000000700001E1400000EE3609DA11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color="#00cc00"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fo:font-weight="normal" style:font-style-asian="italic" style:font-weight-asian="normal" style:font-style-complex="italic"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4pt" style:font-size-asian="14pt" style:font-size-complex="14pt"/>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MyHeading">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00cc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table-of-content text:style-name="Sect1" text:protected="true" text:name="Table of Contents1">
        <text:table-of-content-source text:outline-level="10">
          <text:index-title-template text:style-name="MyHeading">Table of Contents</text:index-title-template>
          <text:table-of-content-entry-template text:outline-level="1" text:style-name="My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MyHeading">Table of Contents</text:p>
          </text:index-title>
          <text:p text:style-name="P14">1. Installation<text:tab/>1</text:p>
          <text:p text:style-name="P14">2. Updating<text:tab/>2</text:p>
          <text:p text:style-name="P14">3. Introduction<text:tab/>2</text:p>
          <text:p text:style-name="P14">4. Bullet Manager<text:tab/>2</text:p>
          <text:p text:style-name="P13">4.1 Destructible<text:tab/>2</text:p>
          <text:p text:style-name="P13">4.2 Hit Configs<text:tab/>3</text:p>
          <text:p text:style-name="P13">4.3 Damage Dealer<text:tab/>3</text:p>
          <text:p text:style-name="P13">4.4 Bullet<text:tab/>3</text:p>
          <text:p text:style-name="P13">4.5 Shooter <text:tab/>4</text:p>
          <text:p text:style-name="P13">4.6 WeaponConfig<text:tab/>4</text:p>
          <text:p text:style-name="P14">5. Classic shooter<text:tab/>5</text:p>
          <text:p text:style-name="P13">5.1 Level Controller<text:tab/>6</text:p>
          <text:p text:style-name="P13">5.2 Player<text:tab/>6</text:p>
          <text:p text:style-name="P13">5.3 Enemy<text:tab/>6</text:p>
          <text:p text:style-name="P13">5.4 <text:s/>LifeSprite<text:tab/>6</text:p>
          <text:p text:style-name="P14">6. Tactical Shooter<text:tab/>6</text:p>
          <text:p text:style-name="P13">6.1 Multiple Weapon ports<text:tab/>6</text:p>
          <text:p text:style-name="P13">6.2 TacticalHitConfig<text:tab/>7</text:p>
          <text:p text:style-name="P13">6.3 ArmoredShipDamageDealer<text:tab/>7</text:p>
          <text:p text:style-name="P13">6.4 ShipToSkillView<text:tab/>7</text:p>
          <text:p text:style-name="P13">6.5 TacticalPlayer<text:tab/>7</text:p>
          <text:p text:style-name="P13">6.6 TacticalEnemy<text:tab/>7</text:p>
          <text:p text:style-name="P13">6.7 TacticalShip<text:tab/>7</text:p>
          <text:p text:style-name="P14">7. AI Scripts<text:tab/>7</text:p>
          <text:p text:style-name="P14">8. General Scripts<text:tab/>8</text:p>
          <text:p text:style-name="P14">9. Effect Scripts<text:tab/>9</text:p>
        </text:index-body>
      </text:table-of-content>
      <text:p text:style-name="MyHeading"/>
      <text:h text:style-name="Heading_20_1" text:outline-level="1"/>
      <text:p text:style-name="Text_20_body"/>
      <text:p text:style-name="Text_20_body"/>
      <text:h text:style-name="Heading_20_1" text:outline-level="1"><text:soft-page-break/>1. Installation</text:h>
      <text:p text:style-name="Standard">You can dra1g and drop the asset package into Unity or load it using the import asset function in Unity or install it using the asset manager in the asset store window. </text:p>
      <text:p text:style-name="Standard"/>
      <text:h text:style-name="Heading_20_1" text:outline-level="1">2. Updating</text:h>
      <text:p text:style-name="Standard">Ensure you backup your scripts / assets you have modified as they <text:span text:style-name="T1">might get overwritten</text:span><text:span text:style-name="T2"> when updating. Import the up-to-date assets using the import package feature. </text:span></text:p>
      <text:h text:style-name="Heading_20_1" text:outline-level="1">3. Introduction</text:h>
      <text:p text:style-name="Standard">This kit has 3 main parts, Bullet Manager – which handles all the nitty grity parts of creating bullets firing patterns and dealing damage. A classic frantic space shooter and a tactical space shooter. Each has it's own section in this document. <text:s/>This document gives general usage instructions for the the components in this kit. Class Documentation is also provided which goes into detail about all the available functions and variables. A link can be found in the same directory as this document. All of the scripts are well documented. <text:span text:style-name="T4">Please remember to review the kit in the asset store!</text:span></text:p>
      <text:p text:style-name="P1"/>
      <text:p text:style-name="P1">If you are having any troubles then contact me here: dev@utilityfunction.co.u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4. Bullet Manager</text:h>
      <text:p text:style-name="P12"><text:span text:style-name="T2">These scripts in the Bullet manager folder handle, firing bullets, cooldowns, fire patterns, damage dealing, collision layers, and more. It does this while keeping this set of logic separate from game specific logic.</text:span></text:p>
      <text:h text:style-name="Heading_20_2" text:outline-level="2">4.1 Destructible</text:h>
      <text:p text:style-name="P3"/>
      <text:p text:style-name="P1">The destructible component is the part that get's hit by bullets. Destructible is to shooting mechanics as Rigidbody is to physics. Destructible require a HitConfig component the same way you add a collider to a Rigidbody. Included Destructible Cofnig's are <text:span text:style-name="T1">Standard Hit Points</text:span> and <text:span text:style-name="T1">Tactical Hit Config</text:span>. </text:p>
      <text:p text:style-name="P1">You can create your own Config's use those on a Destructible. This pattern helps keep game logic code separate from basic shooting code – making everything re-usable. </text:p>
      <text:p text:style-name="P1"/>
      <text:p text:style-name="P1"><draw:frame draw:style-name="fr1" draw:name="graphics1" text:anchor-type="paragraph" svg:width="7.622cm" svg:height="3.441cm" draw:z-index="0"><draw:image xlink:href="Pictures/2000000700001DC500000D71505C6445.svm" xlink:type="simple" xlink:show="embed" xlink:actuate="onLoad"/></draw:frame></text:p>
      <text:p text:style-name="P1"><text:span text:style-name="T1">Destroyed Effect Prefab</text:span>. If you put a prefab here, one will be spawned when the Destructible object is killed. (I use the word “kill” instead of “destroyed” because destroyed refers to destroying of game objects) </text:p>
      <text:p text:style-name="P2">Destroy On Dead –<text:span text:style-name="T2"> Whether the Destructible should destroy it self when it is killed.</text:span></text:p>
      <text:p text:style-name="P1"/>
      <text:p text:style-name="P1"/>
      <text:p text:style-name="P1"/>
      <text:h text:style-name="Heading_20_2" text:outline-level="2">4.2 Hit Configs</text:h>
      <text:p text:style-name="P1"/>
      <text:p text:style-name="P1"><text:span text:style-name="T1">HitConfigs</text:span> are pretty simple, they just tell the <text:span text:style-name="T1">Destructible</text:span> whether you are dead or not. This can have as much or as little logic as you like. <text:span text:style-name="T1">TacticalHitConfig</text:span> has Shields, Armor and Hull. A ship is considered dead when it has 0 hull left. </text:p>
      <text:p text:style-name="P1">To make a new <text:span text:style-name="T1">Hit Config</text:span> inherit from HitConfig and complete the function DealDamage that sets IsDead to true when the Destructable is dead. If you need more details than just “Damage” on a <text:span text:style-name="T1">DamageDealer</text:span> (quite likely) then you should create your own version inheriting <text:span text:style-name="T1">DamageDealer</text:span>.</text:p>
      <text:p text:style-name="P1"/>
      <text:h text:style-name="Heading_20_2" text:outline-level="2">4.3 Damage Dealer</text:h>
      <text:p text:style-name="P1"/>
      <text:p text:style-name="P1">Damage Dealer is a simple component that contains the information for about how much damage is dealt by a object. A damage dealer could be many things, a nebula, an electric fence a missile or a standard bullet. This is separate from the “bullet” script. Bullet scripts deal with how the object moves (in the case of an electric fense, it wouldn't move and wouldn't have a bullet script, but still have a Damage Dealer script).</text:p>
      <text:p text:style-name="P1"/>
      <text:p text:style-name="P1"/>
      <text:h text:style-name="Heading_20_2" text:outline-level="2"><text:soft-page-break/>4.4 Bullet</text:h>
      <text:p text:style-name="P1"/>
      <text:p text:style-name="P1"><draw:frame draw:style-name="fr1" draw:name="graphics2" text:anchor-type="paragraph" svg:width="7.99cm" svg:height="3.918cm" draw:z-index="1"><draw:image xlink:href="Pictures/2000000700001F3700000F4D0621B2C8.svm" xlink:type="simple" xlink:show="embed" xlink:actuate="onLoad"/></draw:frame></text:p>
      <text:p text:style-name="P1">Bullet moves a game object at the specified speed, relative to the firing object. In code you can get the bullet owner (the object who fired it) and you can attach your own attack data to the bullet for more complex game interactions.</text:p>
      <text:p text:style-name="P1"/>
      <text:h text:style-name="Heading_20_2" text:outline-level="2">4.5 Shooter </text:h>
      <text:p text:style-name="P1"/>
      <text:p text:style-name="P1">This component does most of the work for the shooter mechanics. It:</text:p>
      <text:list xml:id="list2778619727019428879" text:style-name="L1">
        <text:list-item>
          <text:p text:style-name="P8">Sets a bullet to not collide with the object that is firing it. </text:p>
        </text:list-item>
        <text:list-item>
          <text:p text:style-name="P8">Sets the owner</text:p>
        </text:list-item>
        <text:list-item>
          <text:p text:style-name="P8">Sets attack data (if there is any)</text:p>
        </text:list-item>
        <text:list-item>
          <text:p text:style-name="P8">Keeps a list of active bullets</text:p>
        </text:list-item>
        <text:list-item>
          <text:p text:style-name="P8">Creates the muzzle flash effect on fire.</text:p>
        </text:list-item>
        <text:list-item>
          <text:p text:style-name="P8">Keeps track of cooldowns of each weapon type.</text:p>
        </text:list-item>
        <text:list-item>
          <text:p text:style-name="P8">Applies the firing behaviour of a weapon.</text:p>
        </text:list-item>
      </text:list>
      <text:p text:style-name="P1"/>
      <text:p text:style-name="P1">The shooter is used like:</text:p>
      <text:p text:style-name="P4"><text:tab/>mShooter.Fire( bulletPrefab )</text:p>
      <text:p text:style-name="P1">or </text:p>
      <text:p text:style-name="P1"><text:tab/><text:span text:style-name="T3">mShooter.Fire( weaponConfig )</text:span></text:p>
      <text:p text:style-name="P1"/>
      <text:p text:style-name="P1">When you use a regular bullet prefab the shooter will fire the bullet rotating through each fire port if there is more than one. If there are no fireports then the “front middle” of the object is used.</text:p>
      <text:p text:style-name="P1"/>
      <text:h text:style-name="Heading_20_2" text:outline-level="2">4.6 <text:span text:style-name="T1">WeaponConfig</text:span></text:h>
      <text:p text:style-name="P2"/>
      <text:p text:style-name="P5">Weapon config </text:p>
      <text:p text:style-name="P5">A weapon config contains a <text:s/>bullet prefab and optional muzzle flash prefabs along with a large selection of options to control how the weapon fires.</text:p>
      <text:p text:style-name="P5"/>
      <text:p text:style-name="P5">Cooldown - <text:s/>duration between each shot.</text:p>
      <text:p text:style-name="P5">Name – unique weapon name </text:p>
      <text:p text:style-name="P5">Port preference- </text:p>
      <text:p text:style-name="P5"><text:tab/>All ports simultaneous <text:s/>- Bullets fire from all ports at once. </text:p>
      <text:p text:style-name="P5"><draw:frame draw:style-name="fr1" draw:name="graphics4" text:anchor-type="paragraph" svg:width="2.275cm" svg:height="3.069cm" draw:z-index="3"><draw:image xlink:href="Pictures/20000007000008E400000BFEDBAF33F6.svm" xlink:type="simple" xlink:show="embed" xlink:actuate="onLoad"/></draw:frame><text:soft-page-break/></text:p>
      <text:p text:style-name="P5"><text:tab/>All ports – Bullets fire from all ports in a sequence, It starts with the first port and works to the last. You can create different patterns depending on where you place the ports.</text:p>
      <text:p text:style-name="P5"><text:tab/></text:p>
      <text:p text:style-name="P5"><draw:frame draw:style-name="fr1" draw:name="graphics5" text:anchor-type="paragraph" svg:width="2.198cm" svg:height="5.373cm" draw:z-index="4"><draw:image xlink:href="Pictures/2000000700000895000014FC7CA77B80.svm" xlink:type="simple" xlink:show="embed" xlink:actuate="onLoad"/></draw:frame></text:p>
      <text:p text:style-name="P5"><text:tab/>Even Ports – Bullets rotate through only the even ports in sequence</text:p>
      <text:p text:style-name="P5"><text:tab/>Odd ports – Bullets rotate through only the odd ports in sequence. Combine these </text:p>
      <text:p text:style-name="P5"><text:tab/>Primary Port – Bullets only come from the first fire port in the list.</text:p>
      <text:p text:style-name="P5"/>
      <text:p text:style-name="P5">An example: The primary port + even ports can be combined to have a main weapon for primary fire and the Even ports can be used for a rapid fire type weapon for alt fire. </text:p>
      <text:p text:style-name="P5">For complex ships which have multiple multi-port weapons you can set a new fire port list before firing with a specific weapon. An example of this can be seen in the tactical ships demo. </text:p>
      <text:p text:style-name="P5"><text:tab/></text:p>
      <text:p text:style-name="P2">Shot type</text:p>
      <text:p text:style-name="P1"><text:tab/>Single shot – This is standard one bullet per “firing”</text:p>
      <text:p text:style-name="P1"><text:tab/>Burst shot – Quickly fire's multiple shots. <text:s text:c="2"/></text:p>
      <text:p text:style-name="P1"><draw:frame draw:style-name="fr1" draw:name="graphics6" text:anchor-type="paragraph" svg:width="2.066cm" svg:height="5.664cm" draw:z-index="5"><draw:image xlink:href="Pictures/20000007000008110000161F661AB0F7.svm" xlink:type="simple" xlink:show="embed" xlink:actuate="onLoad"/></draw:frame>Shot No – How many shots in this burst fire</text:p>
      <text:p text:style-name="P1">Shot Delay - <text:s/>Time between each shot. (Shot guns would be 0 seconds, the image above is 0.07s)</text:p>
      <text:p text:style-name="P1"/>
      <text:p text:style-name="P1">This is useful for things like auto turrets. Shard weapons like shot guns or splinter missiles.</text:p>
      <text:p text:style-name="P1"/>
      <text:p text:style-name="Standard"/>
      <text:h text:style-name="Heading_20_1" text:outline-level="1"><text:soft-page-break/>5. Classic shooter</text:h>
      <text:p text:style-name="P1"/>
      <text:p text:style-name="P1">A small segment of a game where you have to survive an onslaught of a variety of enemies. </text:p>
      <text:p text:style-name="P1"/>
      <text:h text:style-name="Heading_20_2" text:outline-level="2">5.1 Level Controller</text:h>
      <text:p text:style-name="P1"/>
      <text:p text:style-name="P1">The <text:span text:style-name="T1">Level Controller</text:span> keeps track of the level time and the Enemies that have been spawned. The level is completed when the timer runs out. You can pass a level config to the controller which holds data about what happens in the level. This allows you to configure multiple levels inside the Unity editor.</text:p>
      <text:p text:style-name="P1"/>
      <text:h text:style-name="Heading_20_2" text:outline-level="2">5.2 Player</text:h>
      <text:p text:style-name="P1">Wraps a <text:span text:style-name="T1">Hitpoints</text:span> and <text:span text:style-name="T1">HealthBar</text:span> while providing an event we can watch for when the player has died. Uses onDamageRecieved event to trigger screen shake effects. It also detects when the user has pressed the fire keys and keeps track of relevant variables ( weapons, energy costs, energy regen speed etc). More details can be found in the class documentation. </text:p>
      <text:p text:style-name="P1"/>
      <text:h text:style-name="Heading_20_2" text:outline-level="2">5.3 Enemy</text:h>
      <text:p text:style-name="Standard">Wraps a <text:span text:style-name="T1">Hitpoints</text:span> and <text:span text:style-name="T1">HeathBar</text:span> while providing an event we can watch for when Enemies died.</text:p>
      <text:p text:style-name="Standard"/>
      <text:h text:style-name="Heading_20_2" text:outline-level="2">5.4 <text:s/>LifeSprite</text:h>
      <text:p text:style-name="Standard">Has it's own enable / disable functions. When disabled it flashes before becoming invisible. This is used to communicate clearly to the player that they have lost a life.</text:p>
      <text:h text:style-name="Heading_20_1" text:outline-level="1">6. Tactical Shooter</text:h>
      <text:p text:style-name="Standard">This shooter is a tactical styled shooter where ships have <text:span text:style-name="T1">armor</text:span>, <text:span text:style-name="T1">hull</text:span> and <text:span text:style-name="T1">shields</text:span> that can be regenerated through skills. It is an example of how you can create your own rule-set to work with the Shooter / bullet managing code in this kit. The <text:span text:style-name="T1">Destructible</text:span> component can use either <text:span text:style-name="T1">SimpleHitpoints</text:span> or <text:span text:style-name="T1">TacticalHitConfig</text:span> or any of your own creation that inherits from HitConfig. </text:p>
      <text:p text:style-name="Standard"/>
      <text:p text:style-name="Standard"/>
      <text:h text:style-name="Heading_20_2" text:outline-level="2">6.1 Multiple Weapon ports</text:h>
      <text:p text:style-name="Standard">In this example the ships use different sets of fire ports for different weapons. The player's ship hasa set of forward cannons and side launchers. Here is an example of how to set the fire ports used:<text:line-break/><text:line-break/><text:span text:style-name="T3"><text:tab/>mShooter.SetFirePorts(WeaponTwoPorts);</text:span></text:p>
      <text:p text:style-name="P9"><text:s text:c="12"/>mShooter.PortCount = WeaponTwoPort;</text:p>
      <text:p text:style-name="P9"><text:s text:c="12"/>bool Success = mShooter.Fire(WeaponTwo);</text:p>
      <text:p text:style-name="Standard"/>
      <text:p text:style-name="Standard">Before the Fire() function is called the ports on the <text:span text:style-name="T1">Shooter </text:span><text:span text:style-name="T2">component are set to the alternative weapon ports. If you want to preserve the fire port order you can also set the PortCount on the shooter too. (If your weapon fires from barrels 1 2 3 in order and fires a different gun between 2 &amp; 3, you set the PortCount to where it got to last time so it can continue with 3).</text:span></text:p>
      <text:p text:style-name="Standard"/>
      <text:p text:style-name="Standard"><text:soft-page-break/>The ship uses multiple sets weapon ports. In the code that calls Fire on the Shooter component the weapon ports are swapped to another set just before the the call to Fire(). </text:p>
      <text:p text:style-name="Standard"/>
      <text:h text:style-name="Heading_20_2" text:outline-level="2">6.2 TacticalHitConfig</text:h>
      <text:p text:style-name="Standard"/>
      <text:p text:style-name="Standard"/>
      <text:p text:style-name="Standard">The TacticalHitConfig applies damage from a ArmoredShipDamageDealer. TacticalHitConfig has a value for shields, armor and hull. Raw damage is dealt to the shields first then the armor and then hull. The unit is considered dead when the hull reaches 0. A unit can be dead while it has shields remaining.</text:p>
      <text:p text:style-name="Standard"/>
      <text:h text:style-name="Heading_20_2" text:outline-level="2">6.3 ArmoredShipDamageDealer</text:h>
      <text:p text:style-name="Standard"><text:span text:style-name="T1">ArmoredShipDamageDealer</text:span>'s have a damage multiplier value for each defence state; shield, armor and hull. By default it is 1 for each. A shield multiplier of 2 would mean that the weapon does double damage to shields. A value of 0 would mean that no damage is dealt. </text:p>
      <text:p text:style-name="Standard">There are also values for damage distribution. This is for weapons that hit multiple layers at the same time. <text:s/>These values represent where the damage is placed first. 0,1,0 would mean that the weapon bypasses shields and hits armor first. </text:p>
      <text:p text:style-name="Standard">1, 1, 1, would be a weapon that deals it's damage evenly split between all three layers (while the first layers remain).</text:p>
      <text:p text:style-name="Standard"/>
      <text:h text:style-name="Heading_20_2" text:outline-level="2">6.4 ShipToSkillView</text:h>
      <text:p text:style-name="Standard"/>
      <text:p text:style-name="Standard">The <text:span text:style-name="T1">ShipToSkillView</text:span> script takes a Skill entry with a given name from the Ship object and sets it's assigned SkillButton to show this skill.</text:p>
      <text:p text:style-name="Standard"/>
      <text:h text:style-name="Heading_20_2" text:outline-level="2">6.5 TacticalPlayer</text:h>
      <text:p text:style-name="Standard">The <text:span text:style-name="T1">TacticalPlayer</text:span> script contains the listeners for player key presses and has a set of weapons &amp; ports for 4 sets of weapons. This scripts illustrates how to use multiple weapons that have different ports. It also handles the two skills Armor regeneration and Shield boost – which are triggered through the skill buttons.</text:p>
      <text:p text:style-name="Standard"/>
      <text:h text:style-name="Heading_20_2" text:outline-level="2">6.6 TacticalEnemy</text:h>
      <text:p text:style-name="Standard">The <text:span text:style-name="T1">TacticalEnemy</text:span> script, similar to the <text:span text:style-name="T1">TacticalPlayer</text:span> script, contains variables for a selection of weapons and ports they should use. This script also makes the enemy fire automatically on a timer. </text:p>
      <text:p text:style-name="Standard"/>
      <text:h text:style-name="Heading_20_2" text:outline-level="2">6.7 TacticalShip</text:h>
      <text:p text:style-name="Standard">The <text:span text:style-name="T1">TacticalShip</text:span> script handles mapping the <text:span text:style-name="T1">HitpointBar's</text:span> to the shields, armor and hull of the <text:span text:style-name="T1">TacticalHitConfig</text:span>.</text:p>
      <text:p text:style-name="Standard"/>
      <text:p text:style-name="Standard"/>
      <text:h text:style-name="Heading_20_1" text:outline-level="1"><text:soft-page-break/>7. AI Scripts</text:h>
      <text:p text:style-name="Standard">The kit comes with a few AI scripts to make shooting turrets and basic enemies. The components can be combined to create different behaviours. </text:p>
      <text:p text:style-name="Standard"/>
      <text:p text:style-name="P2">AI Target – <text:span text:style-name="T2">Finds an object with a specific tag.</text:span></text:p>
      <text:p text:style-name="P2">AI Turn To Face<text:span text:style-name="T2"> – Requires </text:span>AI Target <text:span text:style-name="T2">– Turns to face the targeted object</text:span></text:p>
      <text:p text:style-name="P2">AI Fire If Facing<text:span text:style-name="T2"> – Requires </text:span>AI Target <text:span text:style-name="T2">- If facing the target, fires chosen weapon / bullet. Can set a maximum fire range and the delay between shots.</text:span></text:p>
      <text:p text:style-name="P1"/>
      <text:p text:style-name="P2">AI GoTo – <text:span text:style-name="T2">Approaches a specific point (naively) or the current target.</text:span></text:p>
      <text:p text:style-name="P2"><draw:frame draw:style-name="fr2" draw:name="graphics3" text:anchor-type="paragraph" svg:x="4.828cm" svg:y="0.273cm" svg:width="7.699cm" svg:height="3.812cm" draw:z-index="2"><draw:image xlink:href="Pictures/2000000700001E1400000EE3609DA110.svm" xlink:type="simple" xlink:show="embed" xlink:actuate="onLoad"/></draw:frame><text:span text:style-name="T2"/></text:p>
      <text:p text:style-name="P2"><text:span text:style-name="T2"><text:line-break/></text:span></text:p>
      <text:p text:style-name="P2"/>
      <text:p text:style-name="P2"><text:span text:style-name="T2">Requires </text:span>AI Target<text:span text:style-name="T2"> and </text:span>RigidBody2D<text:span text:style-name="T2"><text:line-break/>Will make the AI unit steer and move towards the target.</text:span></text:p>
      <text:p text:style-name="P1">Rotation Speed – How fast the unity turns towards the target (Degrees /s)</text:p>
      <text:p text:style-name="P1">Rotation threshold – difference in orientation before a correction is made (stops jittering behavior) (degrees)</text:p>
      <text:p text:style-name="P1">Min distance – The minimum distance that the unit allows between it and the target. An explosive mine or smart missile should have 0 distance, so it hits the target. A ship should have min distance that is a good position to sit at shoot from.</text:p>
      <text:p text:style-name="P1">Speed – How fast the unit moves towards the target</text:p>
      <text:p text:style-name="P1">Acceleration – acceleration rate</text:p>
      <text:p text:style-name="P1">Arrival threshold – distance when the unit starts to decelerate (deceleration is controlled by drag)</text:p>
      <text:p text:style-name="P1"/>
      <text:p text:style-name="P2">Example Usage</text:p>
      <text:p text:style-name="P2"><text:span text:style-name="T2">An example combination is Target, TurnToFace, FireIfFacing. This creates a turret that tries to fire at a specific target.<text:line-break/>A more complex setup is to have an AIGoto and AITarget with a set of waypoints and a script that keeps setting the AITarget to a new waypoint. This object can have another game object which has our previous example, a turret. Then we would have a game object that is a patrolling tank – of course you can add any number of turrets and make something even more awesome. </text:span></text:p>
      <text:p text:style-name="P2"><text:span text:style-name="T2"/></text:p>
      <text:p text:style-name="P2"><text:span text:style-name="T2"/></text:p>
      <text:p text:style-name="P2"><text:span text:style-name="T2"/></text:p>
      <text:h text:style-name="Heading_20_1" text:outline-level="1"><text:span text:style-name="T2">8. General Scripts</text:span></text:h>
      <text:p text:style-name="Standard"><text:span text:style-name="T2">Scripts found in the General and UI folder in the project. Details about the functions and variables can be found in the class documentation. </text:span></text:p>
      <text:p text:style-name="Standard"><text:span text:style-name="T2"/></text:p>
      <text:p text:style-name="P2">SkillButton </text:p>
      <text:p text:style-name="P1"><text:soft-page-break/>Skill button goes on a UI object that represents a skill. It handles the cooldown anim and only sends the activated message when the cooldown has cleared.</text:p>
      <text:p text:style-name="P1"/>
      <text:p text:style-name="P1">To you use it you need to set: </text:p>
      <text:p text:style-name="P1">ActiveGlow : The image that is enabled when the skill is “active”</text:p>
      <text:p text:style-name="P1">IconSprite: The image to set to the icon of the shown skill</text:p>
      <text:p text:style-name="P1">Container: The container of the UI images.</text:p>
      <text:p text:style-name="P1">Timeout: Image for cooldown timeout. This needs to be a filled image. The animation uses the fill property.</text:p>
      <text:p text:style-name="P1">Skill: The skill info that the button will display </text:p>
      <text:p text:style-name="P1"/>
      <text:p text:style-name="P1">The <text:span text:style-name="T1">Skill</text:span> class just contains a name description and cooldown for a skill. It doesn't have game related information in it. The skill can be set in script or you can create a skill in the button. You can see an example of it being set in the script ShipToSkillView – which finds skills on a ship and gives them to the skill button.</text:p>
      <text:p text:style-name="P1"/>
      <text:p text:style-name="P2">HitpointBar </text:p>
      <text:p text:style-name="P1">Watches a selected variable and shows it as a typical progress / hitpoint bar (which you can display in any way). To use it add the component to the image object. The image needs to be set to fill – the direction for the fill is down to your design. <text:line-break/>The HitpointBar needs to be given the int or float variable you want to watch. This is done by calling SetWatchValue() passing in the object the variable is a member of, the name of the variable and the maximum value for the variable. Example from the Player: </text:p>
      <text:p text:style-name="P1"/>
      <text:p text:style-name="P4">SimpleHitpoints hp = chassis.Config as SimpleHitpoints;</text:p>
      <text:p text:style-name="P4">healthBar.SetWatchValue(hp, "Hitpoints", hp.Hitpoints);</text:p>
      <text:p text:style-name="P1"/>
      <text:p text:style-name="P1">The <text:span text:style-name="T1">HitpointBar</text:span> will now update every time hp.Hitpoints is changed.</text:p>
      <text:p text:style-name="P1"/>
      <text:p text:style-name="P1"><text:span text:style-name="T1">CameraFollow</text:span> - Script goes on a camera object (You could try it on other things!) and it follows a target object that you set.</text:p>
      <text:p text:style-name="P1">You can trigger camera shakes from this script and you can follow points of interest. </text:p>
      <text:p text:style-name="P1">If an object with a point of interest (PoI) is in the scene the camera will try to keep as many PoI's on-screen as it can while sticking inside a boundary around the target object.</text:p>
      <text:p text:style-name="P1">There are also smoothing and delay options in the CameraFollow component. To use it, add the component to a camera or the main camera in the scene.</text:p>
      <text:p text:style-name="P1"/>
      <text:p text:style-name="P2">CameraPointOfInterest – <text:span text:style-name="T2">Simply attach this to a game object and will be partly focused on by the main camera.</text:span></text:p>
      <text:h text:style-name="Heading_20_1" text:outline-level="1">9. Effect Scripts</text:h>
      <text:p text:style-name="P1">In the project there are several effect / utility scripts which can be added to game-objects.</text:p>
      <text:p text:style-name="P1"/>
      <text:p text:style-name="P1">I'll quickly go over what there is and how to use it. For more detailed information you can refer to the class documentation. </text:p>
      <text:p text:style-name="P1"/>
      <text:p text:style-name="P2">ToolTip – <text:span text:style-name="T2">Displays a plain text message in an MMO style tooltip </text:span></text:p>
      <text:p text:style-name="P1"><text:span text:style-name="T1">MenuBase</text:span> – Class that handles showing and hiding of a menu</text:p>
      <text:p text:style-name="P2">SingleUnityLayer – <text:span text:style-name="T2">Allows adding of a layer property to a component that you can set in the inspector.</text:span></text:p>
      <text:p text:style-name="P2">DetatchAndDie – <text:span text:style-name="T2">Script that detaches a particle object from it's parent and then destroys it when the system has stopped animating. Used for particle systems that need to clean themselves up after a </text:span><text:soft-page-break/><text:span text:style-name="T2">projectile has destroyed itself.</text:span></text:p>
      <text:p text:style-name="P2">Flash – <text:span text:style-name="T2">Component gives the ability for a Renderer or SpriteRenderer to “flash” when it is triggered </text:span></text:p>
      <text:p text:style-name="P2">InitDestroyRandom </text:p>
      <text:p text:style-name="P2">Paralax</text:p>
      <text:p text:style-name="P2">TileParalax</text:p>
      <text:p text:style-name="P1"/>
      <text:p text:style-name="P1"><text:span text:style-name="T1">FlashOnHit</text:span> - Makes an object flash a colour you choose with the intensity / frequency you choose. You will need to set a renderer or spriteRenderer target.</text:p>
      <text:p text:style-name="P1">This is used on the space scene bats and the forcefields (pink tubes) </text:p>
      <text:p text:style-name="P1"/>
      <text:p text:style-name="P1"><text:span text:style-name="T1">InitRandomDirection</text:span> - Makes the object face a random direction when it initializes. Good for making placing lots of doodads and background objects in a scene and letting them "randomize" themselves.</text:p>
      <text:p text:style-name="P1"/>
      <text:p text:style-name="P1"><text:span text:style-name="T1">Rotate</text:span> - rotates the object by specified amount over time. </text:p>
      <text:p text:style-name="P1"/>
      <text:p text:style-name="P1"><text:span text:style-name="T1">SoundOnHit</text:span> - When hit the object plays the chosen sound clip</text:p>
      <text:p text:style-name="P1"/>
      <text:p text:style-name="P1"><text:span text:style-name="T1">RandomForce</text:span> - Gives an object an initial force when it spawns. Good for spawning new objects in a scene as a result of an explosion / opening chest</text:p>
      <text:p text:style-name="P1"/>
      <text:p text:style-name="P2">TileParalax<text:span text:style-name="T2"> – For a game with a moving player / Camera, gives the appearance of constantly moving background (scrolling shooters platformers etc)</text:span></text:p>
      <text:p text:style-name="P1"/>
      <text:p text:style-name="P1"><text:span text:style-name="T1">Detach</text:span> - Detaches an object from it's parent when it is instantiated. It is really useful for particle effects that need to be destroyed at different times or with parts that do not need <text:s/>to be destroyed. </text:p>
      <text:p text:style-name="P1"/>
      <text:p text:style-name="P1"><text:span text:style-name="T1">DetachReparentUpwards</text:span> - Like the detach script but keeps the object in the hierarchy </text:p>
      <text:p text:style-name="P2"/>
      <text:p text:style-name="P1"><text:span text:style-name="T1">DestroyThisTimed</text:span> - Destroys the gameobject after specified time. Useful for making particle effects, hit effects and other temporary objects.</text:p>
      <text:p text:style-name="P1"/>
      <text:p text:style-name="P1"><text:line-break/><text:line-break/><text:span text:style-name="T1">ScreenShotTaker – </text:span>This is for taking screenshots during development. Set the file name on the component in the editor and press “P” while playing to save a screenshot. </text:p>
      <text:p text:style-name="P1"/>
      <text:p text:style-name="P1">In the shared folder there are also a few UI component templates, List-box, Tab Group &amp; Toggle Button, along with a template Main Menu. </text:p>
      <text:p text:style-name="P1"/>
      <text:p text:style-name="P1"/>
      <text:p text:style-name="P6">Thanks for reading. Please don't forget to review the kit in the asset store.</text:p>
      <text:p text:style-name="P1"/>
      <text:p text:style-name="P1">You can see my other Assets here:</text:p>
      <text:p text:style-name="P1"><text:a xlink:type="simple" xlink:href="https://www.assetstore.unity3d.com/en/#!/search/page=1/sortby=popularity/query=publisher:13067" text:style-name="Internet_20_link" text:visited-style-name="Visited_20_Internet_20_Link">https://www.assetstore.unity3d.com/en/#!/search/page=1/sortby=popularity/query=publisher:13067</text:a></text:p>
      <text:p text:style-name="P1"/>
      <text:p text:style-name="P1">If you have any issues or feature requests drop me a line here: dev@utilityfunction.co.u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yHeading" style:family="paragraph" style:parent-style-name="Heading" style:class="text">
      <style:paragraph-properties fo:text-align="center" style:justify-single-word="false"/>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meta:initial-creator>
    <meta:creation-date>2015-05-05T10:13:55.60</meta:creation-date>
    <dc:date>2016-03-23T17:53:30.36</dc:date>
    <meta:editing-duration>P2DT12H8M21S</meta:editing-duration>
    <meta:editing-cycles>42</meta:editing-cycles>
    <meta:generator>OpenOffice/4.1.1$Win32 OpenOffice.org_project/411m6$Build-9775</meta:generator>
    <meta:document-statistic meta:table-count="0" meta:image-count="6" meta:object-count="0" meta:page-count="10" meta:paragraph-count="179" meta:word-count="2897" meta:character-count="16836"/>
  </office:meta>
</office:document-meta>
</file>